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Store_Forma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Store_Format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Store_Format_Translations.B1048576">
          <table:error-message table:message-type="stop" table:display="true"/>
        </table:content-validation>
      </table:content-validations>
      <table:table table:name="Store_Forma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/>
          <table:table-cell/>
          <table:table-cell office:value-type="string">
            <text:p>TEST_Upload_success_test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Store_Format_Translations" table:style-name="ta1" table:print="false">
        <table:table-column table:style-name="co4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Number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2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8M47S</meta:editing-duration>
    <meta:editing-cycles>6</meta:editing-cycles>
    <meta:initial-creator>user user</meta:initial-creator>
    <dc:date>2020-10-29T11:51:52.93</dc:date>
    <dc:creator>Sachin Patel</dc:creator>
    <meta:document-statistic meta:table-count="2" meta:cell-count="8" meta:object-count="0"/>
  </office:meta>
</office:document-meta>
</file>